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2.859cm" style:rel-column-width="11024*"/>
    </style:style>
    <style:style style:name="Tabelle1.B" style:family="table-column">
      <style:table-column-properties style:column-width="2.805cm" style:rel-column-width="10813*"/>
    </style:style>
    <style:style style:name="Tabelle1.C" style:family="table-column">
      <style:table-column-properties style:column-width="2.937cm" style:rel-column-width="11323*"/>
    </style:style>
    <style:style style:name="Tabelle1.D" style:family="table-column">
      <style:table-column-properties style:column-width="8.398cm" style:rel-column-width="3237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Numbering_20_1"/>
    <style:style style:name="P2" style:family="paragraph" style:parent-style-name="Heading_20_2" style:list-style-name="Numbering_20_1"/>
    <style:style style:name="P3" style:family="paragraph" style:parent-style-name="Text_20_body">
      <style:paragraph-properties fo:text-align="start" style:justify-single-word="false"/>
    </style:style>
    <style:style style:name="P4" style:family="paragraph" style:parent-style-name="Heading_20_3" style:list-style-name="Numbering_20_1"/>
    <style:style style:name="P5" style:family="paragraph" style:parent-style-name="Heading_20_4" style:list-style-name="Numbering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paragraph-properties fo:text-align="start" style:justify-single-word="false"/>
    </style:style>
    <style:style style:name="P10" style:family="paragraph" style:parent-style-name="Text_20_body" style:list-style-name="L4"/>
    <style:style style:name="P11" style:family="paragraph" style:parent-style-name="Text_20_body" style:list-style-name="L5"/>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1" text:outline-level="1">bbusers</text:h>
          <text:list>
            <text:list-item>
              <text:h text:style-name="P2" text:outline-level="2">Änderungshistorie</text:h>
            </text:list-item>
          </text:list>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Name</text:p>
            </table:table-cell>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D1" office:value-type="string">
              <text:p text:style-name="Table_20_Heading">Beschreibung der Änderung</text:p>
            </table:table-cell>
          </table:table-row>
        </table:table-header-rows>
        <table:table-row>
          <table:table-cell table:style-name="Tabelle1.A2" office:value-type="string">
            <text:p text:style-name="Table_20_Contents">Martin Barth</text:p>
          </table:table-cell>
          <table:table-cell table:style-name="Tabelle1.A2" office:value-type="string">
            <text:p text:style-name="Table_20_Contents">19. Dez 2005</text:p>
          </table:table-cell>
          <table:table-cell table:style-name="Tabelle1.A2" office:value-type="string">
            <text:p text:style-name="Table_20_Contents">1.3.16-1</text:p>
          </table:table-cell>
          <table:table-cell table:style-name="Tabelle1.D2" office:value-type="string">
            <text:p text:style-name="Table_20_Contents">Umstellung auf die Formatvorlage</text:p>
          </table:table-cell>
        </table:table-row>
        <table:table-row>
          <table:table-cell table:style-name="Tabelle1.A2" office:value-type="string">
            <text:p text:style-name="Table_20_Contents">Martin Barth</text:p>
          </table:table-cell>
          <table:table-cell table:style-name="Tabelle1.A2" office:value-type="string">
            <text:p text:style-name="Table_20_Contents">8. Feb 2006</text:p>
          </table:table-cell>
          <table:table-cell table:style-name="Tabelle1.A2" office:value-type="string">
            <text:p text:style-name="Table_20_Contents">1.3.22-1</text:p>
          </table:table-cell>
          <table:table-cell table:style-name="Tabelle1.D2" office:value-type="string">
            <text:p text:style-name="Table_20_Contents">Benutzer können nicht umbenannt werden</text:p>
          </table:table-cell>
        </table:table-row>
      </table:table>
      <text:p text:style-name="Text_20_body"/>
      <text:list text:style-name="Numbering_20_1" text:continue-numbering="true">
        <text:list-item>
          <text:list text:continue-numbering="true">
            <text:list-item>
              <text:h text:style-name="P2" text:outline-level="2">Beschreibung der Modulfunktionen</text:h>
            </text:list-item>
          </text:list>
        </text:list-item>
      </text:list>
      <text:p text:style-name="Text_20_body">Das Modul ermöglicht dem Administrator die Verwaltung von Benutzern. Hierbei können Benutzer hinzugefügt und wieder gelöscht werden. Die Attribute von bestehenden Benutzern können auch verändert werden. Die Attribute der Benutzer unterscheiden sicht je nach installiertem Produkt. Auf dem bitkit GATE gibt es keine Benutzer, daher gibt es dort dieses Modul nicht.</text:p>
      <text:p text:style-name="P3">Es soll möglich sein, eine Übersicht aller Benutzer des System, anzeigen zu bekommen. Diese Übersicht soll sortierbar und filterbar sein.</text:p>
      <text:list text:style-name="Numbering_20_1" text:continue-numbering="true">
        <text:list-item>
          <text:list text:continue-numbering="true">
            <text:list-item>
              <text:list text:continue-numbering="true">
                <text:list-item>
                  <text:h text:style-name="P4" text:outline-level="3">Attribute der Benutzer</text:h>
                  <text:list>
                    <text:list-item>
                      <text:h text:style-name="P5" text:outline-level="4">Allgemein</text:h>
                    </text:list-item>
                  </text:list>
                </text:list-item>
              </text:list>
            </text:list-item>
          </text:list>
        </text:list-item>
      </text:list>
      <text:list text:style-name="L1">
        <text:list-item>
          <text:p text:style-name="P6">Benutzer Name, dieser ist nur beim Erzeugen festlegbar, und dann nicht geändert werden.</text:p>
        </text:list-item>
        <text:list-item>
          <text:p text:style-name="P6">Ausführlicher Name, Gecos</text:p>
        </text:list-item>
        <text:list-item>
          <text:p text:style-name="P6">Passwort</text:p>
        </text:list-item>
        <text:list-item>
          <text:p text:style-name="P6">Zugehörige Gruppen</text:p>
        </text:list-item>
      </text:list>
      <text:list text:style-name="Numbering_20_1" text:continue-numbering="true">
        <text:list-item>
          <text:list text:continue-numbering="true">
            <text:list-item>
              <text:list text:continue-numbering="true">
                <text:list-item>
                  <text:list text:continue-numbering="true">
                    <text:list-item>
                      <text:h text:style-name="P5" text:outline-level="4">FAX</text:h>
                    </text:list-item>
                  </text:list>
                </text:list-item>
              </text:list>
            </text:list-item>
          </text:list>
        </text:list-item>
      </text:list>
      <text:list text:style-name="L2">
        <text:list-item>
          <text:p text:style-name="P7">E-Mail Adresse</text:p>
        </text:list-item>
        <text:list-item>
          <text:p text:style-name="P7">Operator</text:p>
        </text:list-item>
        <text:list-item>
          <text:p text:style-name="P7">Filetype ( PS, PDF, TIFF)</text:p>
        </text:list-item>
      </text:list>
      <text:list text:style-name="Numbering_20_1" text:continue-numbering="true">
        <text:list-item>
          <text:list text:continue-numbering="true">
            <text:list-item>
              <text:list text:continue-numbering="true">
                <text:list-item>
                  <text:list text:continue-numbering="true">
                    <text:list-item>
                      <text:h text:style-name="P5" text:outline-level="4">MAIL</text:h>
                    </text:list-item>
                  </text:list>
                </text:list-item>
              </text:list>
            </text:list-item>
          </text:list>
        </text:list-item>
      </text:list>
      <text:list text:style-name="L3">
        <text:list-item>
          <text:p text:style-name="P8">E-Mail Alias</text:p>
        </text:list-item>
        <text:list-item>
          <text:p text:style-name="P9">Enable E-Mail Account</text:p>
        </text:list-item>
      </text:list>
      <text:list text:style-name="Numbering_20_1" text:continue-numbering="true">
        <text:list-item>
          <text:list text:continue-numbering="true">
            <text:list-item>
              <text:list text:continue-numbering="true">
                <text:list-item>
                  <text:h text:style-name="P4" text:outline-level="3">Benutzer Anlegen</text:h>
                </text:list-item>
              </text:list>
            </text:list-item>
          </text:list>
        </text:list-item>
      </text:list>
      <text:p text:style-name="Text_20_body">Das Anlegen der Benutzer soll über ein Formular geschehen. Die, für das installierte bitkit Produkt notwendigen Attribute, werden in diesem Formular abgefragt. Die Passworteingabe hat zweimal zu erfolgen, so dass Tippfehlern entgegen gewirkt werden kann.</text:p>
      <text:list text:style-name="Numbering_20_1" text:continue-numbering="true">
        <text:list-item>
          <text:list text:continue-numbering="true">
            <text:list-item>
              <text:list text:continue-numbering="true">
                <text:list-item>
                  <text:h text:style-name="P4" text:outline-level="3">Benutzer Modifizieren</text:h>
                </text:list-item>
              </text:list>
            </text:list-item>
          </text:list>
        </text:list-item>
      </text:list>
      <text:p text:style-name="Text_20_body">Aus der Übersicht soll ein oder mehrere Benutzer zum Ändern ausgewählt werden können. Die Attribute dieser Benutzer sollen auf einem Formular geändert werden können. Der Benutzername soll jedoch nicht änderbar sein. Nach dem Abschicken des Formulars soll nicht für jeden Benutzer eine OK-Box erzeugt werden. Alle Erfolgsmeldungen und alle Fehlermeldungen sollen jeweils in eine Ausgabe Box ( OK-Box und Error-Box) erscheinen. Manche Fehler die hierbei auftreten, können vor dem Ausführen der eigentlichen Aktion erkannt werden. Darunter Zählen zum Beispiel Wertebereichsüberschreitungen der Eingabewerte. Treten Fehler dieser Art auf, so soll Unterhalb der Fehlermeldung das Formular erscheinen. Dieses soll mit den, vom Administrator geänderten Werten, ausgefüllt sein. Der Administrator kann nun die falschen Werte korrigieren und erneut abschicken. Treten jedoch andere Fehler auf, so sollen für diese Benutzer das Formular nicht ausgegeben werden.</text:p>
      <text:list text:style-name="Numbering_20_1" text:continue-numbering="true">
        <text:list-item>
          <text:list text:continue-numbering="true">
            <text:list-item>
              <text:list text:continue-numbering="true">
                <text:list-item>
                  <text:h text:style-name="P4" text:outline-level="3">Benutzer Löschen</text:h>
                </text:list-item>
              </text:list>
            </text:list-item>
          </text:list>
        </text:list-item>
      </text:list>
      <text:p text:style-name="Text_20_body">Aus der Übersicht soll ein oder mehrere Benutzer zum Löschen ausgewählt werden können. Es soll eine Sicherheitsüberprüfung gestehen, ob der Administrator diese Benutzer wirklich löschen möchte. Durch Bestätigung der Sicherheitsüberprüfung, werden alle ausgewählten Benutzer gelöscht.</text:p>
      <text:list text:style-name="Numbering_20_1" text:continue-numbering="true">
        <text:list-item>
          <text:list text:continue-numbering="true">
            <text:list-item>
              <text:h text:style-name="P2" text:outline-level="2">Beschreibung der Eingabewerte und die gewünschte Reaktion</text:h>
            </text:list-item>
          </text:list>
        </text:list-item>
      </text:list>
      <text:p text:style-name="Text_20_body">Bei dem Ändern und Anlegen von Benutzern, gelten die gleichen Regeln für die Attribute.</text:p>
      <text:list text:style-name="Numbering_20_1" text:continue-numbering="true">
        <text:list-item>
          <text:list text:continue-numbering="true">
            <text:list-item>
              <text:list text:continue-numbering="true">
                <text:list-item>
                  <text:h text:style-name="P4" text:outline-level="3">für alle Erfolgsfälle</text:h>
                </text:list-item>
              </text:list>
            </text:list-item>
          </text:list>
        </text:list-item>
      </text:list>
      <text:p text:style-name="Text_20_body">Erfüllen all die genannten Parameter die aufgeführten Regeln, so soll entsprechen der Auswahl, der Benutzer verändert oder neu angelegt werden.</text:p>
      <text:list text:style-name="Numbering_20_1" text:continue-numbering="true">
        <text:list-item>
          <text:list text:continue-numbering="true">
            <text:list-item>
              <text:list text:continue-numbering="true">
                <text:list-item>
                  <text:list text:continue-numbering="true">
                    <text:list-item>
                      <text:h text:style-name="P5" text:outline-level="4">Benutzername</text:h>
                    </text:list-item>
                  </text:list>
                </text:list-item>
              </text:list>
            </text:list-item>
          </text:list>
        </text:list-item>
      </text:list>
      <text:list text:style-name="L4">
        <text:list-item>
          <text:list>
            <text:list-item>
              <text:list>
                <text:list-item>
                  <text:list>
                    <text:list-item>
                      <text:list>
                        <text:list-item>
                          <text:p text:style-name="P10">Als Benutzername ist „anyone“ und „admin“ verboten da diese beim Webmin und Cyrus eine Sonderbedeutung haben.</text:p>
                        </text:list-item>
                        <text:list-item>
                          <text:p text:style-name="P10">Beim Anlegen eines Benutzers und Ändern des Benutzernamens gilt zusätzlich die Voraussetzung, dass der neue Benutzername noch nicht auf dem System Existiert.</text:p>
                        </text:list-item>
                        <text:list-item>
                          <text:p text:style-name="P10">Ein Benutzername beginnt mit einem kleinen Buchstaben. Die weiteren Zeichen können auch kleine Buchstaben sein oder Ziffern. Die Länge des Benutzernames muss zwischen 1 und 1024 liegen.</text:p>
                        </text:list-item>
                      </text:list>
                    </text:list-item>
                  </text:list>
                </text:list-item>
              </text:list>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5" text:outline-level="4">Name ( Gecos )</text:h>
                    </text:list-item>
                  </text:list>
                </text:list-item>
              </text:list>
            </text:list-item>
          </text:list>
        </text:list-item>
      </text:list>
      <text:p text:style-name="Text_20_body">Der Name darf aus einem oder mehreren Alphanumerischen Zeichen, Punkten (.) oder Minus (-) oder Whitespaces bestehen.</text:p>
      <text:list text:style-name="Numbering_20_1" text:continue-numbering="true">
        <text:list-item>
          <text:list text:continue-numbering="true">
            <text:list-item>
              <text:list text:continue-numbering="true">
                <text:list-item>
                  <text:list text:continue-numbering="true">
                    <text:list-item>
                      <text:h text:style-name="P5" text:outline-level="4">E-Mail Adresse</text:h>
                    </text:list-item>
                  </text:list>
                </text:list-item>
              </text:list>
            </text:list-item>
          </text:list>
        </text:list-item>
      </text:list>
      <text:p text:style-name="Text_20_body">Eine Gültige E-Mail Adresse.</text:p>
      <text:list text:style-name="Numbering_20_1" text:continue-numbering="true">
        <text:list-item>
          <text:list text:continue-numbering="true">
            <text:list-item>
              <text:list text:continue-numbering="true">
                <text:list-item>
                  <text:list text:continue-numbering="true">
                    <text:list-item>
                      <text:h text:style-name="P5" text:outline-level="4">Passwort</text:h>
                    </text:list-item>
                  </text:list>
                </text:list-item>
              </text:list>
            </text:list-item>
          </text:list>
        </text:list-item>
      </text:list>
      <text:p text:style-name="Text_20_body">Das Passwort ist zwei mal einzugeben, so das <text:s/>Tippfehler vermieden werden. Ein Passwort darf aus beliebigen Zeichen bestehen. Jedoch ist der Zeilenumbruch (\n) nicht zulässig. Ein Passwort darf nicht länger als 1024 Zeichen lang sein.</text:p>
      <text:list text:style-name="Numbering_20_1" text:continue-numbering="true">
        <text:list-item>
          <text:list text:continue-numbering="true">
            <text:list-item>
              <text:list text:continue-numbering="true">
                <text:list-item>
                  <text:list text:continue-numbering="true">
                    <text:list-item>
                      <text:h text:style-name="P5" text:outline-level="4">E-Mail Alias</text:h>
                    </text:list-item>
                  </text:list>
                </text:list-item>
              </text:list>
            </text:list-item>
          </text:list>
        </text:list-item>
      </text:list>
      <text:list text:style-name="L5">
        <text:list-item>
          <text:p text:style-name="P11">Wird eine E-Mail-Alias gesetzt, so muss „Mail Account Aktivieren“ ausgewählt sein, da es keinen Sinn macht, Aliase zu haben, wenn für den Benutzer gar kein Mailempfang möglich ist. </text:p>
        </text:list-item>
        <text:list-item>
          <text:p text:style-name="P11">Ein E-Mail Alias ist entspricht dem Local Part einer E-Mail Adresse. </text:p>
        </text:list-item>
        <text:list-item>
          <text:p text:style-name="P11">Der E-Mail Alias beginnt mit einem Buchstaben gefolgt von beliebigen Buchstaben Punkten oder Minus („-“) oder Unterstrich („_“).</text:p>
        </text:list-item>
      </text:list>
      <text:list text:style-name="Numbering_20_1" text:continue-numbering="true">
        <text:list-item>
          <text:list text:continue-numbering="true">
            <text:list-item>
              <text:list text:continue-numbering="true">
                <text:list-item>
                  <text:list text:continue-numbering="true">
                    <text:list-item>
                      <text:h text:style-name="P5" text:outline-level="4">Gruppen</text:h>
                    </text:list-item>
                  </text:list>
                </text:list-item>
              </text:list>
            </text:list-item>
          </text:list>
        </text:list-item>
      </text:list>
      <text:p text:style-name="Text_20_body">Soll der Benutzer in einer oder mehreren Gruppen sein, so soll der Gruppennahme in der Auswahlbox ausgewält werden. Nur bereits Konfiguierte Gruppen werden hier aufgelistet.</text:p>
      <text:list text:style-name="Numbering_20_1" text:continue-numbering="true">
        <text:list-item>
          <text:list text:continue-numbering="true">
            <text:list-item>
              <text:list text:continue-numbering="true">
                <text:list-item>
                  <text:list text:continue-numbering="true">
                    <text:list-item>
                      <text:h text:style-name="P5" text:outline-level="4">E-Mail Account Aktivieren</text:h>
                    </text:list-item>
                  </text:list>
                </text:list-item>
              </text:list>
            </text:list-item>
          </text:list>
        </text:list-item>
      </text:list>
      <text:p text:style-name="Text_20_body">Hier ist es möglich festzulegen, ob der Benutzer einen E-Mail Account auf dem System erhält.</text:p>
      <text:list text:style-name="Numbering_20_1" text:continue-numbering="true">
        <text:list-item>
          <text:list text:continue-numbering="true">
            <text:list-item>
              <text:list text:continue-numbering="true">
                <text:list-item>
                  <text:list text:continue-numbering="true">
                    <text:list-item>
                      <text:h text:style-name="P5" text:outline-level="4">Admin</text:h>
                    </text:list-item>
                  </text:list>
                </text:list-item>
              </text:list>
            </text:list-item>
          </text:list>
        </text:list-item>
      </text:list>
      <text:p text:style-name="Text_20_body">Wird diese Option ausgewählt, so bekommt der Benutzer administrative rechte bei den FAX verwaltung. Er sieht somit alle Fax Warteschlangen und dann Faxe aus den Warteschlangen löschen.</text:p>
      <text:list text:style-name="Numbering_20_1" text:continue-numbering="true">
        <text:list-item>
          <text:list text:continue-numbering="true">
            <text:list-item>
              <text:list text:continue-numbering="true">
                <text:list-item>
                  <text:list text:continue-numbering="true">
                    <text:list-item>
                      <text:h text:style-name="P5" text:outline-level="4">Dateityp für Faxzustellung</text:h>
                    </text:list-item>
                  </text:list>
                </text:list-item>
              </text:list>
            </text:list-item>
          </text:list>
        </text:list-item>
      </text:list>
      <text:p text:style-name="Text_20_body">Faxe könnten entweder als PS (=Postscript), PDF (=Portable Dokument Format) oder TIF (=Grafikformat) zu gestellt werden. Eines der drei Möglichkeiten ist in der Auswahlbox auszuwählen.</text:p>
      <text:list text:style-name="Numbering_20_1" text:continue-numbering="true">
        <text:list-item>
          <text:list text:continue-numbering="true">
            <text:list-item>
              <text:list text:continue-numbering="true">
                <text:list-item>
                  <text:h text:style-name="P4" text:outline-level="3">für alle Fehlerfälle</text:h>
                </text:list-item>
              </text:list>
            </text:list-item>
          </text:list>
        </text:list-item>
      </text:list>
      <text:p text:style-name="Text_20_body">Eine E-Mail Adresse kann nur gesetzt werden, wenn der E-Mail Account für den Benutzer aktiviert worden ist. Ist das nicht der Fall, muss eine entsprechende Fehlermeldung angezeigt werden.</text:p>
      <text:p text:style-name="Text_20_body">Nicht Einhalten der beschriebenen Werte führt jeweils auch zu einer entsprechenden Fehlermeldung.</text:p>
      <text:list text:style-name="Numbering_20_1" text:continue-numbering="true">
        <text:list-item>
          <text:list text:continue-numbering="true">
            <text:list-item>
              <text:h text:style-name="P2" text:outline-level="2">Voraussetzung für die korrekte Anwendung</text:h>
              <text:list>
                <text:list-item>
                  <text:h text:style-name="P4" text:outline-level="3">bitkit Lizenz</text:h>
                </text:list-item>
              </text:list>
            </text:list-item>
          </text:list>
        </text:list-item>
      </text:list>
      <text:p text:style-name="Text_20_body">Es muss zumindest eine bitkit Lizenz eingespielt werden, für welches bitkit Produkt ist jedoch egal. Ohne installierte Lizenz, ist das verwenden des Moduls nicht möglich; es wird eine entsprechende Fehlermeldung erzeugt.</text:p>
      <text:list text:style-name="Numbering_20_1" text:continue-numbering="true">
        <text:list-item>
          <text:list text:continue-numbering="true">
            <text:list-item>
              <text:list text:continue-numbering="true">
                <text:list-item>
                  <text:h text:style-name="P4" text:outline-level="3">Sonstige</text:h>
                </text:list-item>
              </text:list>
            </text:list-item>
            <text:list-item>
              <text:h text:style-name="P2" text:outline-level="2">Logfiles</text:h>
            </text:list-item>
            <text:list-item>
              <text:h text:style-name="P2" text:outline-level="2">Zusätzliche Testfälle</text:h>
            </text:list-item>
            <text:list-item>
              <text:h text:style-name="P2" text:outline-level="2">Sonstiges</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Martin Barth</meta:initial-creator>
    <meta:creation-date>2005-12-01T15:51:51</meta:creation-date>
    <dc:creator>Martin Barth</dc:creator>
    <dc:date>2006-02-08T16:57:53</dc:date>
    <dc:language>de-DE</dc:language>
    <meta:editing-cycles>105</meta:editing-cycles>
    <meta:editing-duration>PT8H48M56S</meta:editing-duration>
    <meta:user-defined meta:name="Info 1"/>
    <meta:user-defined meta:name="Info 2"/>
    <meta:user-defined meta:name="Info 3"/>
    <meta:user-defined meta:name="Info 4"/>
    <meta:document-statistic meta:table-count="1" meta:image-count="0" meta:object-count="0" meta:page-count="4" meta:paragraph-count="72" meta:word-count="778" meta:character-count="5422"/>
  </office:meta>
</office:document-meta>
</file>